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2a5" officeooo:paragraph-rsid="0005c2a5"/>
    </style:style>
    <style:style style:name="P2" style:family="paragraph" style:parent-style-name="Standard">
      <style:text-properties fo:font-weight="normal" officeooo:rsid="004445ca" officeooo:paragraph-rsid="0005c2a5" style:font-weight-asian="normal" style:font-weight-complex="normal"/>
    </style:style>
    <style:style style:name="P3" style:family="paragraph" style:parent-style-name="Standard">
      <style:text-properties fo:font-weight="normal" officeooo:rsid="00330c7d" officeooo:paragraph-rsid="0005c2a5" style:font-weight-asian="normal" style:font-weight-complex="normal"/>
    </style:style>
    <style:style style:name="P4" style:family="paragraph" style:parent-style-name="Standard">
      <style:text-properties officeooo:rsid="00073491" officeooo:paragraph-rsid="00073491"/>
    </style:style>
    <style:style style:name="P5" style:family="paragraph" style:parent-style-name="Standard">
      <style:text-properties officeooo:rsid="0008296c" officeooo:paragraph-rsid="0008296c"/>
    </style:style>
    <style:style style:name="P6" style:family="paragraph" style:parent-style-name="Standard">
      <style:text-properties officeooo:rsid="0008cd70" officeooo:paragraph-rsid="0008cd70"/>
    </style:style>
    <style:style style:name="T1" style:family="text">
      <style:text-properties officeooo:rsid="0045fe0a"/>
    </style:style>
    <style:style style:name="T2" style:family="text">
      <style:text-properties officeooo:rsid="0046a96b"/>
    </style:style>
    <style:style style:name="T3" style:family="text">
      <style:text-properties fo:font-weight="bold" officeooo:rsid="0046a96b" style:font-weight-asian="bold" style:font-weight-complex="bold"/>
    </style:style>
    <style:style style:name="T4" style:family="text">
      <style:text-properties fo:font-weight="bold" officeooo:rsid="00481539" style:font-weight-asian="bold" style:font-weight-complex="bold"/>
    </style:style>
    <style:style style:name="T5" style:family="text">
      <style:text-properties officeooo:rsid="00481539"/>
    </style:style>
    <style:style style:name="T6" style:family="text">
      <style:text-properties officeooo:rsid="004445ca"/>
    </style:style>
    <style:style style:name="T7" style:family="text">
      <style:text-properties officeooo:rsid="00468164"/>
    </style:style>
    <style:style style:name="T8" style:family="text">
      <style:text-properties officeooo:rsid="0008296c"/>
    </style:style>
    <style:style style:name="T9" style:family="text">
      <style:text-properties officeooo:rsid="0008cd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le Sets:</text:p>
      <text:p text:style-name="P6">Types of Tiles and Sprites, all can be animated</text:p>
      <text:p text:style-name="P5"><text:tab/>Platforms – <text:span text:style-name="T9">Where player will step.</text:span></text:p>
      <text:p text:style-name="P5"><text:tab/>Clutter – <text:span text:style-name="T9">Foreground decorations such as a basket of food or a torch, player could interact with <text:tab/><text:tab/><text:tab/> <text:s text:c="2"/>these.</text:span></text:p>
      <text:p text:style-name="P5"><text:tab/><text:span text:style-name="T9">Foreground – Tiles that will make up a top layer of decorations, aesthetic. Like another layer of <text:tab/><text:tab/><text:tab/>trees the player will appear behind of.</text:span></text:p>
      <text:p text:style-name="P6"><text:tab/>Background – Tiles that will make up far background decorations, aesthetic.</text:p>
      <text:p text:style-name="P6"><text:tab/></text:p>
      <text:p text:style-name="P5">Generic Set</text:p>
      <text:p text:style-name="P5">City Set</text:p>
      <text:p text:style-name="P5">Town Set</text:p>
      <text:p text:style-name="P6">Settlement/Camp Set</text:p>
      <text:p text:style-name="P6">Moon Cult Set</text:p>
      <text:p text:style-name="P4">Forests <text:span text:style-name="T8">Set</text:span></text:p>
      <text:p text:style-name="P5">Lake Set</text:p>
      <text:p text:style-name="P5">Lake Paradise Set</text:p>
      <text:p text:style-name="P5">Underworld Set</text:p>
      <text:p text:style-name="P6">Sun Paradise Set</text:p>
      <text:p text:style-name="P6">Player Set</text:p>
      <text:p text:style-name="P6">NPC Set</text:p>
      <text:p text:style-name="P6">Icon/Object/Clutter Set</text:p>
      <text:p text:style-name="P5"/>
      <text:p text:style-name="P1">The Jungle</text:p>
      <text:p text:style-name="P1"/>
      <text:p text:style-name="P2">The Fifth World</text:p>
      <text:p text:style-name="P2"><text:tab/>Xochitlan</text:p>
      <text:p text:style-name="P2"><text:tab/><text:tab/><text:span text:style-name="T2">Acquire </text:span><text:span text:style-name="T3">Crocodile</text:span><text:span text:style-name="T2"> Tonalli</text:span></text:p>
      <text:p text:style-name="P2"><text:tab/>Lake Texcoco</text:p>
      <text:p text:style-name="P2"><text:tab/><text:tab/><text:span text:style-name="T1">Mini-Boss: Spoopy Fish</text:span></text:p>
      <text:p text:style-name="P2"><text:tab/>Tlalocan</text:p>
      <text:p text:style-name="P2"><text:tab/><text:tab/>Boss: Lake Goddess</text:p>
      <text:p text:style-name="P2"><text:tab/>Cuauhtlal</text:p>
      <text:p text:style-name="P2"><text:tab/><text:tab/><text:span text:style-name="T2">Acquire </text:span><text:span text:style-name="T3">Coati</text:span><text:span text:style-name="T2"> Tonalli</text:span></text:p>
      <text:p text:style-name="P2"><text:tab/><text:tab/>Mini-Boss: The Spirit Mother</text:p>
      <text:p text:style-name="P2"><text:tab/>Tolteca Grounds</text:p>
      <text:p text:style-name="P2"><text:tab/><text:tab/><text:span text:style-name="T1">Mini-Boss: Chief Tlanextli</text:span></text:p>
      <text:p text:style-name="P3"><text:tab/>Ichpochtli</text:p>
      <text:p text:style-name="P3"><text:tab/><text:tab/><text:span text:style-name="T5">Acquire </text:span><text:span text:style-name="T4">Boar </text:span><text:span text:style-name="T5">Tonalli</text:span></text:p>
      <text:p text:style-name="P3"><text:tab/><text:tab/><text:span text:style-name="T5">Temporary use of Jaguar Tonalli</text:span></text:p>
      <text:p text:style-name="P3"><text:tab/><text:tab/><text:span text:style-name="T6">Mini-Boss: The Cult Priestess</text:span></text:p>
      <text:p text:style-name="P3"><text:tab/><text:tab/><text:span text:style-name="T6">Boss: Beauty Goddess</text:span></text:p>
      <text:p text:style-name="P2"><text:tab/>Metztlitepec</text:p>
      <text:p text:style-name="P2"><text:tab/><text:tab/>Boss: Cult Chief</text:p>
      <text:p text:style-name="P2"/>
      <text:p text:style-name="P2">The Under World</text:p>
      <text:p text:style-name="P2"><text:tab/>Atl</text:p>
      <text:p text:style-name="P2"><text:tab/><text:tab/><text:span text:style-name="T5">Acquire </text:span><text:span text:style-name="T4">Jaguar</text:span><text:span text:style-name="T5"> Tonalli</text:span></text:p>
      <text:p text:style-name="P2"><text:tab/><text:tab/><text:span text:style-name="T1">Mini-Boss: Snek Demon</text:span></text:p>
      <text:p text:style-name="P2"><text:soft-page-break/><text:tab/>Metatl</text:p>
      <text:p text:style-name="P2"><text:tab/><text:tab/><text:span text:style-name="T1">Mini-Boss: Rock Demon</text:span></text:p>
      <text:p text:style-name="P2"><text:tab/>Tepetl</text:p>
      <text:p text:style-name="P2"><text:tab/><text:tab/><text:span text:style-name="T7">Mini-Boss: Spider-Warrior Demon</text:span></text:p>
      <text:p text:style-name="P2"><text:tab/>Cetl</text:p>
      <text:p text:style-name="P2"><text:tab/><text:tab/><text:span text:style-name="T7">Mini-Boss: Ice Coyote Demon</text:span></text:p>
      <text:p text:style-name="P2"><text:tab/><text:span text:style-name="T1">Tetl</text:span></text:p>
      <text:p text:style-name="P2"><text:tab/><text:tab/><text:span text:style-name="T1">Mini-Boss: Armadillo Demon</text:span></text:p>
      <text:p text:style-name="P2"><text:tab/>Tecuani</text:p>
      <text:p text:style-name="P2"><text:tab/><text:tab/>Boss: The Wild Beast</text:p>
      <text:p text:style-name="P2"><text:tab/>Mictlan</text:p>
      <text:p text:style-name="P2"><text:tab/><text:tab/>Boss: The Underworld God</text:p>
      <text:p text:style-name="P2"/>
      <text:p text:style-name="P2">The Heavens</text:p>
      <text:p text:style-name="P2"><text:tab/>Tlatlipac</text:p>
      <text:p text:style-name="P2"><text:tab/><text:tab/>Final Boss: The Moon G<text:span text:style-name="T1">o</text:span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2:13:43.246737418</meta:creation-date>
    <dc:date>2018-02-25T15:07:46.578265516</dc:date>
    <meta:editing-duration>PT1M41S</meta:editing-duration>
    <meta:editing-cycles>1</meta:editing-cycles>
    <meta:generator>LibreOffice/5.4.2.2$Linux_X86_64 LibreOffice_project/40m0$Build-2</meta:generator>
    <meta:document-statistic meta:table-count="0" meta:image-count="0" meta:object-count="0" meta:page-count="2" meta:paragraph-count="59" meta:word-count="191" meta:character-count="1285" meta:non-whitespace-character-count="1079"/>
  </office:meta>
</office:document-meta>
</file>